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6.734cm" fo:min-width="14.74cm" loext:glow-transparency="1%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703cm" fo:min-width="12.835cm" loext:glow-transparency="1%"/>
      <style:paragraph-properties style:writing-mode="lr-tb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0.702cm" fo:min-width="12.835cm" loext:glow-transparency="1%"/>
      <style:paragraph-properties style:writing-mode="lr-tb"/>
    </style:style>
    <style:style style:name="gr6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02cm" fo:min-width="0.135cm" loext:glow-transparency="1%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702cm" fo:min-width="4.263cm" loext:glow-transparency="1%"/>
    </style:style>
    <style:style style:name="gr10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4.898cm" loext:glow-transparency="1%"/>
      <style:paragraph-properties style:writing-mode="lr-tb"/>
    </style:style>
    <style:style style:name="gr11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4.83cm" fo:min-width="14.74cm" loext:glow-transparency="1%"/>
    </style:style>
    <style:style style:name="gr1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4.512cm" fo:min-width="14.74cm" loext:glow-transparency="1%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4" style:family="graphic" style:parent-style-name="standard">
      <style:graphic-properties svg:stroke-color="#ffff00" svg:stroke-opacity="70%" draw:fill="none" draw:fill-color="#eeeeee" draw:opacity="100%" draw:textarea-horizontal-align="justify" draw:textarea-vertical-align="middle" draw:auto-grow-height="false" fo:min-height="2.773cm" fo:min-width="13.47cm" loext:glow-transparency="1%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702cm" fo:min-width="1.405cm" loext:glow-transparency="1%"/>
      <style:paragraph-properties style:writing-mode="lr-tb"/>
    </style:style>
    <style:style style:name="gr1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5.147cm" fo:min-width="14.74cm" loext:glow-transparency="1%"/>
    </style:style>
    <style:style style:name="gr17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8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/>
      <style:text-properties fo:font-size="12pt"/>
    </style:style>
    <style:style style:name="P4" style:family="paragraph">
      <loext:graphic-properties draw:fill-color="#666666"/>
      <style:paragraph-properties fo:text-align="start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6" style:family="paragraph">
      <loext:graphic-properties draw:fill-color="#b2b2b2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7" style:family="paragraph">
      <loext:graphic-properties draw:fill-color="#b2b2b2"/>
      <style:paragraph-properties fo:text-align="start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name" svg:width="15.24cm" svg:height="6.984cm" svg:x="2.58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6.35cm" svg:height="0.952cm" svg:x="3.857cm" svg:y="7.35cm">
          <text:p text:style-name="P3">Geor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name" svg:width="13.335cm" svg:height="0.953cm" svg:x="3.857cm" svg:y="8.937cm">
          <text:p text:style-name="P3">Lamb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name" svg:width="13.335cm" svg:height="0.952cm" svg:x="3.857cm" svg:y="10.525cm">
          <text:p text:style-name="P3">Boo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name" svg:width="13.335cm" svg:height="0.953cm" svg:x="3.857cm" svg:y="12.112cm">
          <text:p text:style-name="P3">F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name" svg:width="6.35cm" svg:height="0.952cm" svg:x="10.842cm" svg:y="7.35cm">
          <text:p text:style-name="P5">[2021-11-08 23:50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name" svg:width="0.635cm" svg:height="0.952cm" svg:x="2.904cm" svg:y="7.35cm">
          <text:p text:style-name="P3">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name" svg:width="0.635cm" svg:height="0.952cm" svg:x="2.904cm" svg:y="8.937cm">
          <text:p text:style-name="P3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name" svg:width="0.635cm" svg:height="0.952cm" svg:x="2.904cm" svg:y="10.525cm">
          <text:p text:style-name="P3">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name" svg:width="0.635cm" svg:height="0.952cm" svg:x="2.904cm" svg:y="12.112cm">
          <text:p text:style-name="P3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photos" svg:width="5.08cm" svg:height="4.128cm" svg:x="2.905cm" svg:y="1.9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photos" svg:width="4.763cm" svg:height="0.952cm" svg:x="8.937cm" svg:y="1.9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photos" svg:width="5.398cm" svg:height="0.952cm" svg:x="8.937cm" svg:y="1.953cm">
          <text:p text:style-name="P5">[2021-11-08 23:30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photos" svg:width="15.24cm" svg:height="5.0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number" svg:width="15.24cm" svg:height="4.762cm" svg:x="2.587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umber" svg:width="6.35cm" svg:height="0.952cm" svg:x="3.857cm" svg:y="14.652cm">
          <text:p text:style-name="P3">Fa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number" svg:width="6.35cm" svg:height="0.952cm" svg:x="10.842cm" svg:y="14.653cm">
          <text:p text:style-name="P3">[2021-11-08 23:49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number" svg:width="13.335cm" svg:height="0.953cm" svg:x="3.857cm" svg:y="16.239cm">
          <text:p text:style-name="P3">888 727 1232 #21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number" svg:width="13.97cm" svg:height="3.023cm" svg:x="3.54cm" svg:y="14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number" svg:width="1.905cm" svg:height="0.952cm" svg:x="8.62cm" svg:y="17.828cm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number" svg:width="15.24cm" svg:height="5.397cm" svg:x="2.587cm" svg:y="1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umber" svg:width="6.35cm" svg:height="0.952cm" svg:x="3.857cm" svg:y="19.732cm">
          <text:p text:style-name="P3">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number" svg:width="6.35cm" svg:height="0.952cm" svg:x="10.842cm" svg:y="19.733cm">
          <text:p text:style-name="P5">[2021-11-08 23:51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number" svg:width="13.335cm" svg:height="0.953cm" svg:x="3.857cm" svg:y="21.319cm">
          <text:p text:style-name="P3">lambda@gnu.co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number" svg:width="13.97cm" svg:height="3.023cm" svg:x="3.54cm" svg:y="19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number" svg:width="1.905cm" svg:height="0.952cm" svg:x="8.62cm" svg:y="23.225cm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address" svg:width="15.24cm" svg:height="5.397cm" svg:x="2.587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address" svg:width="6.35cm" svg:height="0.952cm" svg:x="3.857cm" svg:y="25.447cm">
          <text:p text:style-name="P3">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address" svg:width="6.35cm" svg:height="0.952cm" svg:x="10.842cm" svg:y="25.448cm">
          <text:p text:style-name="P5">[2021-11-08 23:51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address" svg:width="13.335cm" svg:height="0.953cm" svg:x="3.857cm" svg:y="27.034cm">
          <text:p text:style-name="P3">8281 W 38th Street P New York, New Y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address" svg:width="13.97cm" svg:height="3.023cm" svg:x="3.54cm" svg:y="25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address" svg:width="1.905cm" svg:height="0.952cm" svg:x="8.62cm" svg:y="28.94cm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photos"/>
      <draw:layer draw:name="name"/>
      <draw:layer draw:name="number"/>
      <draw:layer draw:name="email"/>
      <draw:layer draw:name="addres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09T01:04:53.492000000</dc:date>
    <meta:editing-duration>PT1H37M29S</meta:editing-duration>
    <meta:editing-cycles>69</meta:editing-cycles>
    <meta:generator>LibreOffice/7.1.4.2$Windows_X86_64 LibreOffice_project/a529a4fab45b75fefc5b6226684193eb000654f6</meta:generator>
    <meta:document-statistic meta:object-count="33"/>
  </office:meta>
</office:document-meta>
</file>